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solverUtil.resolveVariable( FacesContext context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ResolverUtil.clearVariable( FacesContext context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ResolverUtil.VariableResolv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